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2 k70 Line7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103" calcext:value-type="percentage">
            <text:p>0.10%</text:p>
          </table:table-cell>
          <table:table-cell office:value-type="percentage" office:value="0.00655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146" calcext:value-type="percentage">
            <text:p>0.15%</text:p>
          </table:table-cell>
          <table:table-cell table:style-name="ce3"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467" calcext:value-type="percentage">
            <text:p>0.47%</text:p>
          </table:table-cell>
          <table:table-cell office:value-type="percentage" office:value="0.00064" calcext:value-type="percentage">
            <text:p>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466" calcext:value-type="percentage">
            <text:p>0.47%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27" calcext:value-type="percentage">
            <text:p>-2.70%</text:p>
          </table:table-cell>
          <table:table-cell office:value-type="percentage" office:value="0.00128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2755" calcext:value-type="percentage">
            <text:p>2.76%</text:p>
          </table:table-cell>
          <table:table-cell office:value-type="percentage" office:value="0.000659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-0.01666" calcext:value-type="percentage">
            <text:p>-1.67%</text:p>
          </table:table-cell>
          <table:table-cell office:value-type="percentage" office:value="0.00128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0.004737" calcext:value-type="percentage">
            <text:p>0.47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1568" calcext:value-type="percentage">
            <text:p>1.57%</text:p>
          </table:table-cell>
          <table:table-cell office:value-type="percentage" office:value="0.00129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0129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0:22:36.710790683</meta:creation-date>
    <dc:date>2020-04-20T00:59:38.090979637</dc:date>
    <meta:editing-duration>PT5M40S</meta:editing-duration>
    <meta:editing-cycles>1</meta:editing-cycles>
    <meta:document-statistic meta:table-count="1" meta:cell-count="53" meta:object-count="0"/>
    <meta:generator>LibreOffice/6.3.5.2$Linux_X86_64 LibreOffice_project/30$Build-2</meta:generator>
  </office:meta>
</office:document-meta>
</file>